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11111" draw:marker-start-width="0.237cm" draw:marker-end-width="0.237cm" draw:fill="solid" draw:fill-color="#eeeee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111111" draw:marker-start-width="0.237cm" draw:marker-end-width="0.237cm" draw:fill="solid" draw:fill-color="#ffffff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1.909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3.385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in-height="0.587cm" fo:min-width="3.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in-height="0.587cm" fo:min-width="3.6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693cm" fo:min-width="19.5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in-height="0.847cm" fo:min-width="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4.572cm" svg:height="1.016cm" svg:x="2.34cm" svg:y="7.293cm">
          <text:p text:style-name="P1"><text:span text:style-name="T1">physical page number</text:span><text:span text:style-name="T1"><text:line-break/></text:span><text:span text:style-name="T1">(20 bits)</text:span></text:p>
        </draw:rect>
        <draw:rect draw:style-name="gr2" draw:text-style-name="P3" draw:layer="layout" svg:width="2.286cm" svg:height="1.016cm" svg:x="6.912cm" svg:y="7.293cm">
          <text:p text:style-name="P1"><text:span text:style-name="T1">unused</text:span><text:span text:style-name="T1"><text:line-break/></text:span><text:span text:style-name="T1">(4 bits)</text:span></text:p>
        </draw:rect>
        <draw:rect draw:style-name="gr2" draw:text-style-name="P3" draw:layer="layout" svg:width="0.762cm" svg:height="1.016cm" svg:x="8.944cm" svg:y="7.293cm">
          <text:p text:style-name="P1"><text:span text:style-name="T1">X1</text:span></text:p>
        </draw:rect>
        <draw:rect draw:style-name="gr1" draw:text-style-name="P2" draw:layer="layout" svg:width="0.751cm" svg:height="1.016cm" svg:x="9.706cm" svg:y="7.293cm">
          <text:p text:style-name="P1"><text:span text:style-name="T1">D</text:span></text:p>
        </draw:rect>
        <draw:rect draw:style-name="gr1" draw:text-style-name="P2" draw:layer="layout" svg:width="0.751cm" svg:height="1.016cm" svg:x="10.468cm" svg:y="7.293cm">
          <text:p text:style-name="P1"><text:span text:style-name="T1">A</text:span></text:p>
        </draw:rect>
        <draw:rect draw:style-name="gr2" draw:text-style-name="P3" xml:id="id8" draw:id="id8" draw:layer="layout" svg:width="1.524cm" svg:height="1.016cm" svg:x="11.23cm" svg:y="7.293cm">
          <text:p text:style-name="P1"><text:span text:style-name="T1">X2, X3</text:span><text:span text:style-name="T1"><text:line-break/></text:span><text:span text:style-name="T1">(2 bits)</text:span></text:p>
        </draw:rect>
        <draw:rect draw:style-name="gr1" draw:text-style-name="P2" xml:id="id10" draw:id="id10" draw:layer="layout" svg:width="0.751cm" svg:height="1.016cm" svg:x="12.754cm" svg:y="7.293cm">
          <text:p text:style-name="P1"><text:span text:style-name="T1">U</text:span></text:p>
        </draw:rect>
        <draw:rect draw:style-name="gr1" draw:text-style-name="P2" draw:layer="layout" svg:width="0.751cm" svg:height="1.016cm" svg:x="13.516cm" svg:y="7.293cm">
          <text:p text:style-name="P1"><text:span text:style-name="T1">W</text:span></text:p>
        </draw:rect>
        <draw:rect draw:style-name="gr1" draw:text-style-name="P2" draw:layer="layout" svg:width="0.751cm" svg:height="1.016cm" svg:x="14.278cm" svg:y="7.293cm">
          <text:p text:style-name="P1"><text:span text:style-name="T1">P</text:span></text:p>
        </draw:rect>
        <draw:frame draw:style-name="gr3" draw:text-style-name="P4" draw:layer="layout" svg:width="8.509cm" svg:height="2.159cm" svg:x="0.032cm" svg:y="3.737cm">
          <draw:text-box>
            <text:p><text:span text:style-name="T2">The PPN is the physical page number of another page, either for the next level page table (assuming this is the Page Directory) or the actual data page.</text:span></text:p>
          </draw:text-box>
        </draw:frame>
        <draw:line draw:style-name="gr4" draw:text-style-name="P5" xml:id="id1" draw:id="id1" draw:layer="layout" svg:x1="0.159cm" svg:y1="5.742cm" svg:x2="7.906cm" svg:y2="5.742cm">
          <text:p/>
        </draw:line>
        <draw:connector draw:style-name="gr5" draw:text-style-name="P5" draw:layer="layout" draw:type="line" svg:x1="4.032cm" svg:y1="5.742cm" svg:x2="4.626cm" svg:y2="7.293cm" draw:start-shape="id1" draw:start-glue-point="0" draw:end-shape="id2" draw:end-glue-point="0" svg:d="M4032 5742l594 1551" svg:viewBox="0 0 595 1552">
          <text:p/>
        </draw:connector>
        <draw:frame draw:style-name="gr6" draw:text-style-name="P4" draw:layer="layout" svg:width="8.509cm" svg:height="3.635cm" svg:x="5.933cm" svg:y="0.038cm">
          <draw:text-box>
            <text:p><text:span text:style-name="T2">Monitoring bits, which are used by the OS virtual memory mechanism, which is covered in the next module. The D bit tells it if a page has been modified and needs to be written back to disk, while the A bit detects pages that are not being used and can be put to better use.</text:span></text:p>
            <text:p><text:span text:style-name="T2"/></text:p>
          </draw:text-box>
        </draw:frame>
        <draw:line draw:style-name="gr4" draw:text-style-name="P5" xml:id="id3" draw:id="id3" draw:layer="layout" svg:x1="6.06cm" svg:y1="3.243cm" svg:x2="13.807cm" svg:y2="3.243cm">
          <text:p/>
        </draw:line>
        <draw:custom-shape draw:style-name="gr7" draw:text-style-name="P5" xml:id="id4" draw:id="id4" draw:layer="layout" svg:width="0.381cm" svg:height="1.524cm" draw:transform="rotate (-1.5707963267949) translate (11.23cm 6.7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5" draw:layer="layout" draw:type="line" svg:x1="9.933cm" svg:y1="3.243cm" svg:x2="10.469cm" svg:y2="6.794cm" draw:start-shape="id3" draw:start-glue-point="0" draw:end-shape="id4" draw:end-glue-point="5" svg:d="M9933 3243l536 3551" svg:viewBox="0 0 537 3552">
          <text:p/>
        </draw:connector>
        <draw:frame draw:style-name="gr3" draw:text-style-name="P4" draw:layer="layout" svg:width="7.128cm" svg:height="2.159cm" svg:x="10.833cm" svg:y="4.138cm">
          <draw:text-box>
            <text:p><text:span text:style-name="T2">Permission bits, which must be kept in the TLB along with the mapping, to check future access.</text:span></text:p>
          </draw:text-box>
        </draw:frame>
        <draw:line draw:style-name="gr4" draw:text-style-name="P5" xml:id="id5" draw:id="id5" draw:layer="layout" svg:x1="10.96cm" svg:y1="5.611cm" svg:x2="17.199cm" svg:y2="5.611cm">
          <text:p/>
        </draw:line>
        <draw:custom-shape draw:style-name="gr7" draw:text-style-name="P5" xml:id="id6" draw:id="id6" draw:layer="layout" svg:width="0.381cm" svg:height="2.286cm" draw:transform="rotate (-1.5707963267949) translate (15.092cm 6.7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5" draw:layer="layout" draw:type="line" svg:x1="14.079cm" svg:y1="5.611cm" svg:x2="13.95cm" svg:y2="6.794cm" draw:start-shape="id5" draw:start-glue-point="0" draw:end-shape="id6" draw:end-glue-point="5" svg:d="M14079 5611l-129 1183" svg:viewBox="0 0 130 1184">
          <text:p/>
        </draw:connector>
        <draw:frame draw:style-name="gr8" draw:text-style-name="P4" draw:layer="layout" svg:width="3.63cm" svg:height="0.837cm" svg:x="2.539cm" svg:y="9.135cm">
          <draw:text-box>
            <text:p><text:span text:style-name="T2">Ignored by MMU</text:span></text:p>
          </draw:text-box>
        </draw:frame>
        <draw:line draw:style-name="gr4" draw:text-style-name="P5" draw:layer="layout" svg:x1="2.708cm" svg:y1="9.208cm" svg:x2="6.01cm" svg:y2="9.208cm">
          <text:p/>
        </draw:line>
        <draw:frame draw:style-name="gr9" draw:text-style-name="P4" draw:layer="layout" svg:width="4.194cm" svg:height="0.837cm" svg:x="3cm" svg:y="9.936cm">
          <draw:text-box>
            <text:p><text:span text:style-name="T2">Advanced functions</text:span></text:p>
          </draw:text-box>
        </draw:frame>
        <draw:line draw:style-name="gr4" draw:text-style-name="P5" draw:layer="layout" svg:x1="3.062cm" svg:y1="10.009cm" svg:x2="7.126cm" svg:y2="10.009cm">
          <text:p/>
        </draw:line>
        <draw:frame draw:style-name="gr10" draw:text-style-name="P4" draw:layer="layout" svg:width="6.223cm" svg:height="1.943cm" svg:x="3.588cm" svg:y="10.992cm">
          <draw:text-box>
            <text:p><text:span text:style-name="T2">“</text:span><text:span text:style-name="T2">Dirty.” If a write is made via an entry that has D = 0, D is set to 1 and the PTE is written back to the page table.</text:span></text:p>
          </draw:text-box>
        </draw:frame>
        <draw:line draw:style-name="gr4" draw:text-style-name="P5" draw:layer="layout" svg:x1="3.863cm" svg:y1="11.014cm" svg:x2="9.197cm" svg:y2="11.014cm">
          <text:p/>
        </draw:line>
        <draw:path draw:style-name="gr5" draw:text-style-name="P5" draw:layer="layout" svg:width="2.85cm" svg:height="2.704cm" svg:x="7.23cm" svg:y="8.309cm" svg:viewBox="0 0 2851 2705" svg:d="M0 2705c950-902 1901-1803 2851-2705">
          <text:p/>
        </draw:path>
        <draw:frame draw:style-name="gr10" draw:text-style-name="P4" draw:layer="layout" svg:width="6.223cm" svg:height="1.943cm" svg:x="4.489cm" svg:y="13.591cm">
          <draw:text-box>
            <text:p><text:span text:style-name="T2">“</text:span><text:span text:style-name="T2">Accessed.” If a read or write is made via an entry with A = 0, A is set to 1 and the PTE is written back to the page table.</text:span></text:p>
          </draw:text-box>
        </draw:frame>
        <draw:line draw:style-name="gr4" draw:text-style-name="P5" draw:layer="layout" svg:x1="4.764cm" svg:y1="13.613cm" svg:x2="10.098cm" svg:y2="13.613cm">
          <text:p/>
        </draw:line>
        <draw:path draw:style-name="gr5" draw:text-style-name="P5" draw:layer="layout" svg:width="1.511cm" svg:height="5.303cm" svg:x="9.331cm" svg:y="8.309cm" svg:viewBox="0 0 1512 5304" svg:d="M0 5304c504-1768 1008-3536 1512-5304">
          <text:p/>
        </draw:path>
        <draw:path draw:style-name="gr5" draw:text-style-name="P5" draw:layer="layout" svg:width="2.01cm" svg:height="1.102cm" svg:x="6.044cm" svg:y="8.309cm" svg:viewBox="0 0 2011 1103" svg:d="M0 1103c670-368 1341-735 2011-1103">
          <text:p/>
        </draw:path>
        <draw:path draw:style-name="gr5" draw:text-style-name="P5" draw:layer="layout" svg:width="2.031cm" svg:height="1.777cm" svg:x="7.293cm" svg:y="8.309cm" svg:viewBox="0 0 2032 1778" svg:d="M0 1778c677-593 1355-1185 2032-1778">
          <text:p/>
        </draw:path>
        <draw:frame draw:style-name="gr11" draw:text-style-name="P4" draw:layer="layout" svg:width="2.501cm" svg:height="1.097cm" svg:x="10.647cm" svg:y="9.737cm">
          <draw:text-box>
            <text:p><text:span text:style-name="T2">Advanced </text:span><text:span text:style-name="T2"><text:line-break/></text:span><text:span text:style-name="T2">functions</text:span></text:p>
          </draw:text-box>
        </draw:frame>
        <draw:line draw:style-name="gr4" draw:text-style-name="P5" xml:id="id7" draw:id="id7" draw:layer="layout" svg:x1="10.763cm" svg:y1="9.81cm" svg:x2="12.795cm" svg:y2="9.81cm">
          <text:p/>
        </draw:line>
        <draw:connector draw:style-name="gr5" draw:text-style-name="P5" draw:layer="layout" draw:type="line" svg:x1="11.779cm" svg:y1="9.81cm" svg:x2="11.992cm" svg:y2="8.309cm" draw:start-shape="id7" draw:start-glue-point="0" draw:end-shape="id8" draw:end-glue-point="2" svg:d="M11779 9810l213-1501" svg:viewBox="0 0 214 1502">
          <text:p/>
        </draw:connector>
        <draw:frame draw:style-name="gr12" draw:text-style-name="P4" draw:layer="layout" svg:width="5.088cm" svg:height="2.012cm" svg:x="11.003cm" svg:y="13.647cm">
          <draw:text-box>
            <text:p><text:span text:style-name="T2">“</text:span><text:span text:style-name="T2">User-accessible.” In user mode, an access to a page mapped with U = 0 will cause a fault</text:span></text:p>
          </draw:text-box>
        </draw:frame>
        <draw:line draw:style-name="gr4" draw:text-style-name="P5" xml:id="id9" draw:id="id9" draw:layer="layout" svg:x1="11.121cm" svg:y1="13.611cm" svg:x2="15.202cm" svg:y2="13.611cm">
          <text:p/>
        </draw:line>
        <draw:connector draw:style-name="gr5" draw:text-style-name="P5" draw:layer="layout" draw:type="line" svg:x1="13.161cm" svg:y1="13.611cm" svg:x2="13.129cm" svg:y2="8.309cm" draw:start-shape="id9" draw:start-glue-point="0" draw:end-shape="id10" draw:end-glue-point="2" svg:d="M13161 13611l-32-5302" svg:viewBox="0 0 33 5303">
          <text:p/>
        </draw:connector>
        <draw:frame draw:style-name="gr12" draw:text-style-name="P4" draw:layer="layout" svg:width="6.025cm" svg:height="2.012cm" svg:x="13.457cm" svg:y="11.528cm">
          <draw:text-box>
            <text:p><text:span text:style-name="T2">"Writable.” If set to 0, then any attempt to write to this page results in a fault.</text:span></text:p>
            <text:p><text:span text:style-name="T2"/></text:p>
          </draw:text-box>
        </draw:frame>
        <draw:line draw:style-name="gr4" draw:text-style-name="P5" draw:layer="layout" svg:x1="13.575cm" svg:y1="11.492cm" svg:x2="18.244cm" svg:y2="11.492cm">
          <text:p/>
        </draw:line>
        <draw:frame draw:style-name="gr13" draw:text-style-name="P4" draw:layer="layout" svg:width="5.292cm" svg:height="1.52cm" svg:x="14.758cm" svg:y="9.915cm">
          <draw:text-box>
            <text:p><text:span text:style-name="T2">“</text:span><text:span text:style-name="T2">Present” If P = 0, then any access will fault.</text:span></text:p>
            <text:p><text:span text:style-name="T2"/></text:p>
          </draw:text-box>
        </draw:frame>
        <draw:line draw:style-name="gr4" draw:text-style-name="P5" draw:layer="layout" svg:x1="14.876cm" svg:y1="9.879cm" svg:x2="19.545cm" svg:y2="9.879cm">
          <text:p/>
        </draw:line>
        <draw:path draw:style-name="gr5" draw:text-style-name="P5" draw:layer="layout" svg:width="0.917cm" svg:height="3.182cm" svg:x="13.891cm" svg:y="8.309cm" svg:viewBox="0 0 918 3183" svg:d="M918 3183c-306-1061-612-2122-918-3183">
          <text:p/>
        </draw:path>
        <draw:path draw:style-name="gr5" draw:text-style-name="P5" draw:layer="layout" svg:width="1.356cm" svg:height="1.569cm" svg:x="14.653cm" svg:y="8.309cm" svg:viewBox="0 0 1357 1570" svg:d="M1357 1570c-452-523-905-1047-1357-157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066cm" fo:page-height="15.7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5-04-26T22:27:43</meta:creation-date>
    <dc:date>2018-08-30T16:25:39.588910885</dc:date>
    <meta:editing-duration>PT12M29S</meta:editing-duration>
    <meta:editing-cycles>2</meta:editing-cycles>
    <meta:generator>NeoOffice/3.2017.4_Professional_Edition$MacOSX_X86_64 NeoOffice_project/0</meta:generator>
    <meta:document-statistic meta:object-count="44"/>
  </office:meta>
</office:document-meta>
</file>